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07" calcext:value-type="date">
            <text:p>07/08/2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1" calcext:value-type="date">
            <text:p>11/08/2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 table:number-rows-repeated="12">
          <table:table-cell table:number-columns-repeated="7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20" calcext:value-type="float">
            <text:p>20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21:10:57.727003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21:49.840398203</meta:creation-date>
    <dc:date>2020-08-16T21:11:02.182551505</dc:date>
    <meta:editing-duration>PT7H37S</meta:editing-duration>
    <meta:editing-cycles>12</meta:editing-cycles>
    <meta:generator>LibreOffice/6.4.5.2$Linux_X86_64 LibreOffice_project/40$Build-2</meta:generator>
    <meta:document-statistic meta:table-count="1" meta:cell-count="29" meta:object-count="0"/>
  </office:meta>
</office:document-meta>
</file>